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3.58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16.79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co24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 style:data-style-name="N2" text:time-value="15:55:25.7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4T16:03:12.854000000</dc:date>
    <meta:editing-duration>P2DT19H15M57S</meta:editing-duration>
    <meta:editing-cycles>1046</meta:editing-cycles>
    <meta:document-statistic meta:table-count="2" meta:cell-count="4781" meta:object-count="0"/>
  </office:meta>
</office:document-meta>
</file>